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.476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ual o percentual de estórias implementadas (dentre as planejadas)?</text:p>
          </table:table-cell>
          <table:table-cell table:style-name="ce2" office:value-type="string" calcext:value-type="string">
            <text:p><text:s/>4,1 estórias implementadas de 5 = 80%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s cenários de uso associados às estórias foram apresentados, incluindo cenários alternativos e de exceção, permitindo avaliar a qualidade do produto em uso? 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 apresentação foi previamente preparada, com a inserção de dados relevantes para o domínio, permitindo avaliar a qualidade do produto em uso?</text:p>
          </table:table-cell>
          <table:table-cell table:style-name="ce6"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8.7" calcext:value-type="float">
            <text:p>8,7</text:p>
          </table:table-cell>
          <table:table-cell table:number-columns-repeated="1022"/>
        </table:table-row>
        <table:table-row table:style-name="ro5" table:number-rows-repeated="98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6:21:58.135426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7-02T16:23:26.366348075</dc:date>
    <dc:creator>patricia </dc:creator>
    <meta:editing-duration>PT19M15S</meta:editing-duration>
    <meta:editing-cycles>8</meta:editing-cycles>
    <meta:document-statistic meta:table-count="1" meta:cell-count="10" meta:object-count="0"/>
  </office:meta>
</office:document-meta>
</file>